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3DataSourceImpl.configure( final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Web3DataSource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3DataSource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3DataSourceImpl.getWeb3Cli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3DataSourceImpl.releaseWeb3Client( Web3Client 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3DataSource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